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x 2 elbows and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4*[.$B$3]" office:value-type="float" office:value="6" calcext:value-type="float">
            <text:p>6.00</text:p>
          </table:table-cell>
          <table:table-cell table:style-name="ce8" table:formula="of:=[.B10]*[.D10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5 – 3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3]*[.D23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3])" office:value-type="float" office:value="131.742" calcext:value-type="float">
            <text:p>131.7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8]*[.D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9]*[.D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0]*[.D30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1]*[.D31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2]*[.D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3]*[.D33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28:.E33])" office:value-type="float" office:value="6.759" calcext:value-type="float">
            <text:p>6.76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4]+[.E34]" office:value-type="float" office:value="138.501" calcext:value-type="float">
            <text:p>138.50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-00-00</text:date>, <text:time style:data-style-name="N2" text:time-value="13:25:37.976882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3-12-03T13:32:35.426320636</dc:date>
    <dc:creator>Christopher Savery</dc:creator>
    <meta:editing-duration>PT46M32S</meta:editing-duration>
    <meta:editing-cycles>29</meta:editing-cycles>
    <meta:generator>LibreOffice/6.4.7.2$Linux_X86_64 LibreOffice_project/40$Build-2</meta:generator>
    <meta:document-statistic meta:table-count="1" meta:cell-count="130" meta:object-count="0"/>
  </office:meta>
</office:document-meta>
</file>